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85cm" fo:min-width="18.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75cm" fo:min-width="2.52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3.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4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20cm" svg:x="1cm" svg:y="1cm">
          <text:p/>
          <draw:enhanced-geometry svg:viewBox="0 0 21600 21600" draw:path-stretchpoint-x="10800" draw:path-stretchpoint-y="10800" draw:text-areas="?f3 ?f4 ?f5 ?f6" draw:type="round-rectangle" draw:modifiers="1659.877006149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024cm" svg:height="2cm" svg:x="2cm" svg:y="2cm">
          <text:p text:style-name="P2"># I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2cm" svg:y="5cm">
          <text:p text:style-name="P2"># 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2cm" svg:y="7.5cm">
          <text:p text:style-name="P2">#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2cm" svg:y="10cm">
          <text:p text:style-name="P2"># 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2cm" svg:y="12.5cm">
          <text:p text:style-name="P2"># 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2cm" svg:y="15cm">
          <text:p text:style-name="P2"># 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2cm" svg:y="17.5cm">
          <text:p text:style-name="P2"># 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6cm" svg:y="2cm">
          <text:p text:style-name="P2">Date / Tim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6cm" svg:y="5cm">
          <text:p text:style-name="P2">16:35:0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6cm" svg:y="7.5cm">
          <text:p text:style-name="P2">16:36:0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6cm" svg:y="10cm">
          <text:p text:style-name="P2">16:37:0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6cm" svg:y="12.5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6cm" svg:y="15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6cm" svg:y="17.5cm">
          <text:p text:style-name="P2">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073cm" svg:height="2cm" svg:x="11cm" svg:y="2cm">
          <text:p text:style-name="P2">Bezeichnung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73cm" svg:height="2cm" svg:x="11cm" svg:y="5cm">
          <text:p text:style-name="P2">Thermorelai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73cm" svg:height="2cm" svg:x="11cm" svg:y="7.5cm">
          <text:p text:style-name="P2">Thermorelai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73cm" svg:height="2cm" svg:x="11.027cm" svg:y="10cm">
          <text:p text:style-name="P2">Thermorelai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73cm" svg:height="2cm" svg:x="11cm" svg:y="12.5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73cm" svg:height="2cm" svg:x="11cm" svg:y="15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73cm" svg:height="2cm" svg:x="11cm" svg:y="17.5cm">
          <text:p text:style-name="P2">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024cm" svg:height="2cm" svg:x="17cm" svg:y="2cm">
          <text:p text:style-name="P2">Statu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17cm" svg:y="5cm">
          <text:p text:style-name="P2">komm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17cm" svg:y="7.5cm">
          <text:p text:style-name="P2">geh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17cm" svg:y="10cm">
          <text:p text:style-name="P2">quittier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17cm" svg:y="12.5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17cm" svg:y="15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24cm" svg:height="2cm" svg:x="17cm" svg:y="17.5cm">
          <text:p text:style-name="P2">-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2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2T14:38:29.036000000</meta:creation-date>
    <meta:generator>LibreOffice/6.1.0.3$Windows_x86 LibreOffice_project/efb621ed25068d70781dc026f7e9c5187a4decd1</meta:generator>
    <dc:date>2022-02-22T15:17:12.266000000</dc:date>
    <meta:editing-duration>PT26M45S</meta:editing-duration>
    <meta:editing-cycles>3</meta:editing-cycles>
    <meta:document-statistic meta:object-count="29"/>
  </office:meta>
</office:document-meta>
</file>